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Adjusted', 'Segoe UI', 'Liberation Sans', sans-serif"/>
    <style:font-face style:name="arial" svg:font-family="arial, sans-serif"/>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text-properties fo:color="#4b1f6f" fo:font-size="13pt" fo:font-weight="bold" fo:background-color="transparent" style:font-size-asian="13pt" style:font-weight-asian="bold" style:font-size-complex="13pt"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list-style-name="L1">
      <style:text-properties fo:font-size="13pt" style:font-size-asian="13pt" style:font-size-complex="13pt"/>
    </style:style>
    <style:style style:name="P6" style:family="paragraph" style:parent-style-name="Standard" style:list-style-name="L2">
      <style:text-properties fo:font-size="13pt" style:font-size-asian="13pt" style:font-size-complex="13pt"/>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text-properties fo:color="#800000" fo:font-size="14pt" style:font-size-asian="14pt" style:font-size-complex="14pt"/>
    </style:style>
    <style:style style:name="T1" style:family="text">
      <style:text-properties fo:color="#579d1c"/>
    </style:style>
    <style:style style:name="T2" style:family="text">
      <style:text-properties fo:color="#4b1f6f"/>
    </style:style>
    <style:style style:name="T3" style:family="text">
      <style:text-properties fo:color="#800000" fo:font-size="14pt" style:font-size-asian="14pt"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bdc1c6" style:font-name="arial" fo:font-size="12pt" fo:letter-spacing="normal" fo:font-style="normal" fo:font-weight="bold" style:font-weight-asian="bold" style:font-weight-complex="bold"/>
    </style:style>
    <style:style style:name="T6" style:family="text">
      <style:text-properties fo:font-variant="normal" fo:text-transform="none" fo:color="#bdc1c6" style:font-name="arial" fo:font-size="12pt" fo:letter-spacing="normal" fo:font-style="normal" fo:font-weight="normal" style:font-weight-asian="bold" style:font-weight-complex="bold"/>
    </style:style>
    <style:style style:name="T7" style:family="text">
      <style:text-properties fo:font-variant="normal" fo:text-transform="none" fo:color="#232629" style:font-name="apple-system" fo:font-size="9.75pt" fo:letter-spacing="normal" fo:font-style="normal" fo:font-weight="normal" style:font-weight-asian="bold" style:font-weight-complex="bold"/>
    </style:style>
    <style:style style:name="T8" style:family="text">
      <style:text-properties fo:font-variant="normal" fo:text-transform="none" fo:color="#232629" style:font-name="var ff-mono" fo:font-size="9.75pt" fo:letter-spacing="normal" fo:font-style="normal" fo:font-weight="normal" style:font-weight-asian="bold" style:font-weight-complex="bold"/>
    </style:style>
    <style:style style:name="T9" style:family="text">
      <style:text-properties fo:font-variant="normal" fo:text-transform="none" fo:color="#232629" fo:letter-spacing="normal" fo:font-weight="bold" style:font-weight-asian="bold" style:font-weight-complex="bold"/>
    </style:style>
    <style:style style:name="T10" style:family="text">
      <style:text-properties fo:font-variant="normal" fo:text-transform="none" fo:color="#232629" fo:font-size="9.75pt" fo:letter-spacing="normal" fo:font-style="normal" fo:font-weight="normal" style:font-weight-asian="bold" style:font-weight-complex="bold"/>
    </style:style>
    <style:style style:name="T11" style:family="text">
      <style:text-properties fo:font-variant="normal" fo:text-transform="none" fo:color="#232629" style:font-name="Times New Roman" fo:font-size="9.75pt" fo:letter-spacing="normal" fo:font-style="normal" fo:font-weight="normal" style:font-weight-asian="bold" style:font-weight-complex="bold"/>
    </style:style>
    <style:style style:name="T12" style:family="text">
      <style:text-properties fo:font-variant="normal" fo:text-transform="none" fo:color="#232629" style:font-name="Times New Roman" fo:letter-spacing="normal" fo:font-weight="bold" style:font-weight-asian="bold" style:font-weight-complex="bold"/>
    </style:style>
    <style:style style:name="T13" style:family="text">
      <style:text-properties fo:font-variant="normal" fo:text-transform="none" fo:color="#232629" style:font-name="Times New Roman" fo:letter-spacing="normal" fo:font-style="normal" fo:font-weight="normal"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dimensional Array</text:p>
      <text:p text:style-name="P3">public class Multiarray {</text:p>
      <text:p text:style-name="P3"/>
      <text:p text:style-name="P3"><text:s text:c="4"/>public static void main(String[] args) {</text:p>
      <text:p text:style-name="P3"><text:s text:c="7"/>int m=3,n=3;</text:p>
      <text:p text:style-name="P3"><text:s text:c="7"/>int arr[][] = new int[m][n];</text:p>
      <text:p text:style-name="P3"><text:s text:c="7"/>for(int i=0;i&lt;arr.length;i++)</text:p>
      <text:p text:style-name="P3"><text:s text:c="7"/>{</text:p>
      <text:p text:style-name="P3"><text:s text:c="11"/>for(int j=0;j&lt;arr[i].length;j++)</text:p>
      <text:p text:style-name="P3"><text:s text:c="11"/>{</text:p>
      <text:p text:style-name="P3"><text:s text:c="15"/>arr[i][j] = 10;</text:p>
      <text:p text:style-name="P3"><text:s text:c="15"/>System.out.print(arr[i][j]+" ");</text:p>
      <text:p text:style-name="P3"><text:s text:c="11"/>}</text:p>
      <text:p text:style-name="P3"><text:s text:c="11"/>System.out.println();</text:p>
      <text:p text:style-name="P3"><text:s text:c="7"/>} <text:s text:c="10"/></text:p>
      <text:p text:style-name="P3"><text:s text:c="4"/>} <text:s/></text:p>
      <text:p text:style-name="P3">}</text:p>
      <text:p text:style-name="P2"/>
      <text:list xml:id="list1894724656750520397" text:style-name="L1">
        <text:list-item>
          <text:p text:style-name="P5">Declaring Class that class name is <text:span text:style-name="T2">Multiarray</text:span><text:span text:style-name="T1"> </text:span>and it is define public</text:p>
        </text:list-item>
        <text:list-item>
          <text:p text:style-name="P5">Then we define main statement <text:span text:style-name="T2">public static void main(String[] args)</text:span></text:p>
        </text:list-item>
        <text:list-item>
          <text:p text:style-name="P5">Initialize two variable one is <text:span text:style-name="T2">m</text:span> and another one is <text:span text:style-name="T2">n</text:span></text:p>
        </text:list-item>
        <text:list-item>
          <text:p text:style-name="P5">Declaring Array for Object int <text:span text:style-name="T2">arr[][]=new int[m][n];</text:span></text:p>
        </text:list-item>
        <text:list-item>
          <text:p text:style-name="P5">for condition – it have 3 parameters these are initializing i=0 , check I lessthen array length and Iterate I</text:p>
        </text:list-item>
        <text:list-item>
          <text:p text:style-name="P5">for condition = it have 3 parameters these are initializing j=0, check j lessthen array[i] length and iterating j</text:p>
        </text:list-item>
        <text:list-item>
          <text:p text:style-name="P5">Assign value for I and j arrays</text:p>
        </text:list-item>
        <text:list-item>
          <text:p text:style-name="P5">printing array of I and j with space</text:p>
        </text:list-item>
        <text:list-item>
          <text:p text:style-name="P5">print statement for next line</text:p>
          <text:p text:style-name="P5"><text:line-break/></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aking Input</text:p>
      <text:p text:style-name="P8">class Geeks</text:p>
      <text:p text:style-name="P8">{<text:line-break/> <text:s text:c="3"/><text:line-break/> <text:s text:c="3"/>// Function to take input using Scanner class<text:line-break/> <text:s text:c="3"/>static void IOFunction()</text:p>
      <text:p text:style-name="P8"><text:s text:c="4"/>{<text:line-break/> <text:s text:c="7"/>Scanner sc = new Scanner(System.in);<text:line-break/> <text:s text:c="7"/>int t = sc.<text:span text:style-name="T4">nextInt();</text:span><text:line-break/><text:tab/><text:tab/><text:line-break/><text:tab/><text:tab/>while(t-- &gt; 0)</text:p>
      <text:p text:style-name="P8"><text:tab/>{<text:line-break/><text:tab/><text:tab/> <text:s text:c="3"/>int a = sc.nextInt();<text:line-break/><text:tab/><text:tab/> <text:s text:c="3"/>System.out.println(a);<text:line-break/><text:tab/><text:tab/> <text:s text:c="3"/>float b = sc.nextFloat();<text:line-break/><text:tab/><text:tab/> <text:s text:c="3"/>System.out.println(b);<text:line-break/><text:tab/><text:tab/> <text:s text:c="3"/>long c = sc.nextLong();<text:line-break/><text:tab/><text:tab/> <text:s text:c="3"/>System.out.println(c);<text:line-break/><text:tab/><text:tab/> <text:s text:c="3"/>byte d = sc.nextByte();<text:line-break/><text:tab/><text:tab/> <text:s text:c="3"/>System.out.println(d);<text:line-break/><text:tab/><text:tab/> <text:s text:c="3"/><text:span text:style-name="T4">String s = sc.next();<text:line-break/><text:tab/><text:tab/> <text:s text:c="3"/>s += sc.nextLine();<text:line-break/><text:tab/><text:tab/> <text:s text:c="3"/>System.out.println(s);</text:span><text:line-break/><text:tab/>}<text:tab/><text:line-break/> <text:s text:c="3"/>}</text:p>
      <text:p text:style-name="P2"><text:span text:style-name="T3">}<text:line-break/> <text:s text:c="3"/></text:span><text:line-break/><text:span text:style-name="T4"> Issues with nextInt() followed by nextLine()</text:span></text:p>
      <text:p text:style-name="P2"><text:span text:style-name="T4"/></text:p>
      <text:list xml:id="list7883766704960576225" text:style-name="L2">
        <text:list-item>
          <text:p text:style-name="P6"><text:span text:style-name="T14">When using nextInt() after the nextLine is not working because the Scanner class nextInt() method does not consume the last newline character of your input, and thus that newline is consumed in the next call to Scanner class nextLine()</text:span></text:p>
          <text:p text:style-name="P6"><text:span text:style-name="T14"/></text:p>
        </text:list-item>
        <text:list-item>
          <text:p text:style-name="P6"><text:span text:style-name="T13">Method </text:span><text:span text:style-name="Source_20_Text"><text:span text:style-name="T13">nextLine()</text:span></text:span><text:span text:style-name="T12"> </text:span><text:span text:style-name="T13">reads next symbols from current current line after cursors current position. For example, if your input contains 2 line </text:span><text:span text:style-name="Source_20_Text"><text:span text:style-name="T13">1</text:span></text:span><text:span text:style-name="T12"> </text:span><text:span text:style-name="T13">and </text:span><text:span text:style-name="Source_20_Text"><text:span text:style-name="T13">Hello World</text:span></text:span><text:span text:style-name="T13">. And source like that: </text:span><text:span text:style-name="Source_20_Text"><text:span text:style-name="T13">int x = sc.nextInt(); String s = sc.nextLine()</text:span></text:span><text:span text:style-name="T13">. In this case, after </text:span><text:span text:style-name="Source_20_Text"><text:span text:style-name="T13">nextInt()</text:span></text:span><text:span text:style-name="T13">, the cursor stays after the symbol "1" and this is the end of this line and </text:span><text:span text:style-name="Source_20_Text"><text:span text:style-name="T13">nextLine()</text:span></text:span><text:span text:style-name="T12"> </text:span><text:span text:style-name="T13">reads nothing. But, when you write code as you wrote top, at first, cursor moves to the next line and reads the word "Hello". Then cursor stays right after the word "Hello". And the command </text:span><text:span text:style-name="Source_20_Text"><text:span text:style-name="T13">sc.nextLine()</text:span></text:span><text:span text:style-name="T12"> </text:span><text:span text:style-name="T13">reads next symbols -" World"</text:span><text:span text:style-name="T1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Adjusted', 'Segoe UI', 'Liberation Sans', sans-serif"/>
    <style:font-face style:name="arial" svg:font-family="arial, sans-serif"/>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7T12:31:05.08</meta:creation-date>
    <dc:date>2022-11-27T16:08:43.74</dc:date>
    <meta:editing-duration>PT18M18S</meta:editing-duration>
    <meta:editing-cycles>2</meta:editing-cycles>
    <meta:generator>OpenOffice/4.1.13$Win32 OpenOffice.org_project/4113m1$Build-9810</meta:generator>
    <meta:document-statistic meta:table-count="0" meta:image-count="0" meta:object-count="0" meta:page-count="2" meta:paragraph-count="34" meta:word-count="351" meta:character-count="2379"/>
  </office:meta>
</office:document-meta>
</file>